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5.002cm" fo:margin-right="0cm" fo:text-indent="0cm" style:auto-text-indent="false"/>
      <style:text-properties style:font-name="Liberation Sans1" fo:language="es" fo:country="ES" style:font-size-asian="10.5pt"/>
    </style:style>
    <style:style style:name="P2" style:family="paragraph" style:parent-style-name="Standard">
      <style:paragraph-properties fo:margin-left="5.002cm" fo:margin-right="0cm" fo:text-indent="0cm" style:auto-text-indent="false"/>
      <style:text-properties style:font-name="Liberation Sans1" fo:language="es" fo:country="ES" officeooo:paragraph-rsid="001817c1" style:font-size-asian="10.5pt"/>
    </style:style>
    <style:style style:name="P3" style:family="paragraph" style:parent-style-name="Standard">
      <style:paragraph-properties fo:margin-left="5.002cm" fo:margin-right="0cm" fo:text-indent="0cm" style:auto-text-indent="false"/>
      <style:text-properties style:font-name="Liberation Sans1" fo:language="es" fo:country="ES" officeooo:paragraph-rsid="000e44fa" style:font-size-asian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item in records"&gt;</text:placeholder></text:p>
      <text:p text:style-name="P2"><text:placeholder text:placeholder-type="text">&lt;for each="i in range(15 -len(item.address.full_address.split('\n')))"&gt;</text:placeholder></text:p>
      <text:p text:style-name="P2"/>
      <text:p text:style-name="P2"><text:placeholder text:placeholder-type="text">&lt;/for&gt;</text:placeholder></text:p>
      <text:p text:style-name="P1"><text:placeholder text:placeholder-type="text">&lt;item.party.full_name&gt;</text:placeholder></text:p>
      <text:p text:style-name="P1"><text:placeholder text:placeholder-type="text">&lt;for each="line in item.address.full_address.split('\n')"&gt;</text:placeholder></text:p>
      <text:p text:style-name="P1"><text:placeholder text:placeholder-type="text">&lt;line&gt;</text:placeholder></text:p>
      <text:p text:style-name="P3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12cm" style:num-format="1" style:print-orientation="landscape" fo:margin-top="2cm" fo:margin-bottom="2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7:52:14.393298294</meta:creation-date>
    <meta:editing-cycles>1</meta:editing-cycles>
    <meta:editing-duration>P0D</meta:editing-duration>
    <meta:generator>LibreOffice/4.2.8.2$Linux_X86_64 LibreOffice_project/420m0$Build-2</meta:generator>
    <meta:document-statistic meta:table-count="0" meta:image-count="0" meta:object-count="0" meta:page-count="1" meta:paragraph-count="8" meta:word-count="18" meta:character-count="203" meta:non-whitespace-character-count="193"/>
  </office:meta>
</office:document-meta>
</file>